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ValidatorHelper.sendCharactersToValidator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NamespaceContext.getDeclaredPrefixA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MValidatorHelper.validate( Source source , Result resul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OMValidatorHelper.useIsSameNode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NamespaceContext.getURI( String pre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NamespaceContext.declarePrefix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NamespaceContext.push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ValidatorHelper.fillQName( QName toFill , Node 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NamespaceContext.getURI0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ValidatorHelper.isEntityDeclar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NamespaceContext.declarePrefix0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ValidatorHelper.setupEntityMap( Document 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NamespaceContext.pop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ValidatorHelper.setupDOMResultHandler( DOMSource source , DOMResult resul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OMValidatorHelper.getCurr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ValidatorHelper.finishNode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ValidatorHelper.DOMValidatorHelper( XMLSchemaValidatorComponent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ValidatorHelper.processAttributes( NamedNodeMap attrMa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OMNamespaceContext.getAll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ValidatorHelper.beginNode( Node nod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DOMNamespaceContex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ValidatorHelper.validate( Node n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OMNamespaceContext.fillNamespaceContex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OMValidatorHelper.isEntityUnparse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NamespaceContext.getPrefix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NamespaceContext.getDeclaredPrefix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